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3/11/2021</text:span></text:p>
      <text:p text:style-name="P9"/>
      <text:p text:style-name="P10">RECIBI CONFORME</text:p>
      <text:p text:style-name="P9"/>
      <text:p text:style-name="P11">CLIENTE: INSTITUTO DE EDUCACION SUPERIOR TECNOLOGICO PUBLICO DANIEL VILLAR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COOPERATIVA ANCASH</text:span></text:p>
      <text:p text:style-name="P5"><text:span text:style-name="T1">Destino: </text:span><text:span text:style-name="T3">CARAZ</text:span></text:p>
      <text:p text:style-name="P5"/>
      <text:p text:style-name="P5">Recojo: <text:span text:style-name="T3">PAJUELO RISCO FREDY MARCIAL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2T20:32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